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861cm"/>
    </style:style>
    <style:style style:name="ro1" style:family="table-row">
      <style:table-row-properties style:row-height="2.674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3" office:value-type="string" calcext:value-type="string">
            <text:p>Read in detail? 1: yes, 0: no</text:p>
          </table:table-cell>
          <table:table-cell table:style-name="ce3" office:value-type="string" calcext:value-type="string">
            <text:p>If read in detail, did the publication contain relevant data? 0: no, 1: yes</text:p>
          </table:table-cell>
          <table:table-cell table:style-name="ce3" office:value-type="string" calcext:value-type="string">
            <text:p>needs more work to curate all data from the paper? 0: no, 1: yes</text:p>
          </table:table-cell>
          <table:table-cell/>
          <table:table-cell table:style-name="ce5" table:number-columns-repeated="1004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1011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1011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table:number-columns-repeated="1011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table:number-columns-repeated="1011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1011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table:number-columns-repeated="1011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table:number-columns-repeated="1011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table:number-columns-repeated="1011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table:number-columns-repeated="1011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1011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1011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1011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1011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1011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table:number-columns-repeated="1011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1011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1011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1011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1011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1011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table:number-columns-repeated="1011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table:number-columns-repeated="1011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table:number-columns-repeated="1011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1011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1011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1011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table:number-columns-repeated="1011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1011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table:number-columns-repeated="1011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table:number-columns-repeated="1011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1011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1011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table:number-columns-repeated="1011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table:number-columns-repeated="1011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1011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1011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table:number-columns-repeated="1011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table:number-columns-repeated="1011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table:number-columns-repeated="1011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1011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1011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1011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1011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1011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table:number-columns-repeated="1011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table:number-columns-repeated="1011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table:number-columns-repeated="1011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table:number-columns-repeated="1011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table:number-columns-repeated="1011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table:number-columns-repeated="1011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1011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table:number-columns-repeated="1011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table:number-columns-repeated="1011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1011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1011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table:number-columns-repeated="1011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1011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1011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table:number-columns-repeated="1011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table:number-columns-repeated="1011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1011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1011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1011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1011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table:number-columns-repeated="1011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table:number-columns-repeated="1011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table:number-columns-repeated="1011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1011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table:number-columns-repeated="1011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table:number-columns-repeated="1011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table:number-columns-repeated="1011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table:number-columns-repeated="1011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1011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1011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1011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1011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1011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table:number-columns-repeated="1011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1011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1011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1011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table:number-columns-repeated="1011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1011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1011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1011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1011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1011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table:number-columns-repeated="1011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1011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1011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1011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table:number-columns-repeated="1011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1011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1011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table:number-columns-repeated="1011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1011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1011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1011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1011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1011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table:number-columns-repeated="1011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1011"/>
        </table:table-row>
        <table:table-row table:style-name="ro2">
          <table:table-cell table:style-name="ce7" office:value-type="float" office:value="17254853" calcext:value-type="float">
            <text:p>17254853</text:p>
          </table:table-cell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1011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1011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1011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1011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table:number-columns-repeated="1011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1011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1011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1011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1011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table:number-columns-repeated="1011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1011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table:number-columns-repeated="1011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table:number-columns-repeated="1011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1011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1011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table:number-columns-repeated="1011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1011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table:number-columns-repeated="1011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1011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table:number-columns-repeated="1011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1011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1011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1011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1011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1011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table:number-columns-repeated="1011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1011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table:number-columns-repeated="1011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1011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1011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1011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table:number-columns-repeated="1011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1011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1011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1011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1011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1011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table:number-columns-repeated="1011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1011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1011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1011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1011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1011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1011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1011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table:number-columns-repeated="1011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1011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table:number-columns-repeated="1011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table:number-columns-repeated="1011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1011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1011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table:number-columns-repeated="1011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1011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1011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1011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1011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1011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1011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1011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1011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table:number-columns-repeated="1011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table:number-columns-repeated="1011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table:number-columns-repeated="1011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1011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1011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1011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1011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table:number-columns-repeated="1011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1011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1011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1011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table:number-columns-repeated="1011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1011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table:number-columns-repeated="1011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1011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1011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table:number-columns-repeated="1011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1011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table:number-columns-repeated="1011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1011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1011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table:number-columns-repeated="1011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1011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1011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1011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1011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1011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table:number-columns-repeated="1011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1011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1011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table:number-columns-repeated="1011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table:number-columns-repeated="1011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1011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1011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1011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table:number-columns-repeated="1011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1011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table:number-columns-repeated="1011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1011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1011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1011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1011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table:number-columns-repeated="1011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table:number-columns-repeated="1011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table:number-columns-repeated="1011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table:number-columns-repeated="1011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1011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table:number-columns-repeated="1011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table:number-columns-repeated="1011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1011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1011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1011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1011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1011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1011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1011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1011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1011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1011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1011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1011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1011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1011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1011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1011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1011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1011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1011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1011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1011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1011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table:number-columns-repeated="1011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1011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1011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1011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table:number-columns-repeated="1011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1011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1011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1011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1011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1011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table:number-columns-repeated="1011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1011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1011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1011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1011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1011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table:number-columns-repeated="1011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table:number-columns-repeated="1011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1011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table:number-columns-repeated="1011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1011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table:number-columns-repeated="1011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table:number-columns-repeated="1011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table:number-columns-repeated="1011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1011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1011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1011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table:number-columns-repeated="1011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1011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table:number-columns-repeated="1011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table:number-columns-repeated="1011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table:number-columns-repeated="1011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table:number-columns-repeated="1011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1011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table:number-columns-repeated="1011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1011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1011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table:number-columns-repeated="1011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1011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5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A1:'pubmed search results'.XFD1048576">
          <table:sort>
            <table:sort-by table:field-number="7" table:data-type="automatic"/>
          </table:sort>
        </table:database-range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11:35:32.151187999</dc:date>
    <meta:editing-duration>P4DT1H14M49S</meta:editing-duration>
    <meta:editing-cycles>83</meta:editing-cycles>
    <meta:generator>LibreOffice/7.4.7.2$Linux_X86_64 LibreOffice_project/40$Build-2</meta:generator>
    <meta:document-statistic meta:table-count="2" meta:cell-count="1322" meta:object-count="0"/>
  </office:meta>
</office:document-meta>
</file>